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5.061cm" fo:min-width="5.435cm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6.729cm" fo:min-width="49.078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061cm" fo:min-width="7.334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933cm" fo:min-width="6.901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svg:stroke-color="#000000" draw:fill-color="#000000" draw:textarea-vertical-align="middle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4cm"/>
    </style:style>
    <style:style style:name="gr2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633cm" fo:min-width="6.601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251cm" fo:min-width="6.601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251cm" fo:min-width="6.601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251cm" fo:min-width="6.601cm" fo:padding-top="0.125cm" fo:padding-bottom="0.125cm" fo:padding-left="0.25cm" fo:padding-right="0.25cm" fo:wrap-option="no-wrap"/>
    </style:style>
    <style:style style:name="gr32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33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990099" draw:marker-end="Arrow" draw:marker-end-width="0.3cm" draw:fill="none" draw:textarea-vertical-align="middle"/>
    </style:style>
    <style:style style:name="gr35" style:family="graphic" style:parent-style-name="standard">
      <style:graphic-properties svg:stroke-color="#990099" draw:marker-start="Square" draw:marker-start-width="0.3cm" draw:marker-end="Arrow" draw:marker-end-width="0.3cm" draw:textarea-vertical-align="middle"/>
    </style:style>
    <style:style style:name="gr3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519cm" fo:min-width="4.401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svg:stroke-color="#006600" draw:marker-start="Square" draw:marker-start-width="0.3cm" draw:marker-end="Arrow" draw:marker-end-width="0.3cm" draw:textarea-vertical-align="middle"/>
    </style:style>
    <style:style style:name="gr38" style:family="graphic" style:parent-style-name="objectwithoutfill">
      <style:graphic-properties svg:stroke-color="#333300" draw:marker-end="Arrow" draw:marker-end-width="0.3cm" draw:fill="none" draw:textarea-vertical-align="middle"/>
    </style:style>
    <style:style style:name="gr3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1.951cm" fo:min-width="4.401cm" fo:padding-top="0.125cm" fo:padding-bottom="0.125cm" fo:padding-left="0.25cm" fo:padding-right="0.25cm" fo:wrap-option="no-wrap"/>
    </style:style>
    <style:style style:name="gr4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20.700000762939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.7000007629395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.7000007629395pt" fo:letter-spacing="normal" fo:font-style="normal" style:text-underline-style="none" fo:font-weight="normal" style:font-name-asian="DejaVu Sans3" style:font-size-asian="20.7000007629395pt" style:font-style-asian="normal" style:font-weight-asian="normal" style:font-name-complex="DejaVu Sans3" style:font-size-complex="20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11.002cm" svg:height="2.077cm" svg:x="0.193cm" svg:y="2.222cm">
          <text:p text:style-name="P1"><text:span text:style-name="T1">Class Diagram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CustomShape 2" draw:style-name="gr2" draw:text-style-name="P4" xml:id="id5" draw:id="id5" draw:layer="layout" svg:width="7.013cm" svg:height="4.98cm" svg:x="41.8cm" svg:y="8.02cm">
          <text:p text:style-name="P1"><text:span text:style-name="T2">Search handler</text:span></text:p>
          <text:p text:style-name="P1"><text:span text:style-name="T3"/></text:p>
          <text:p text:style-name="P3"><text:span text:style-name="T4">+ Phrase</text:span></text:p>
          <text:p text:style-name="P3"><text:span text:style-name="T4"># Date_from</text:span></text:p>
          <text:p text:style-name="P3"><text:span text:style-name="T4"># Date_to</text:span></text:p>
          <text:p text:style-name="P3"><text:span text:style-name="T4"># documentID</text:span></text:p>
          <text:p text:style-name="P3"><text:span text:style-name="T4"># Page: 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xml:id="id3" draw:id="id3" draw:layer="layout" svg:width="5.934cm" svg:height="5.31cm" svg:x="17.365cm" svg:y="12.69cm">
          <text:p text:style-name="P1"><text:span text:style-name="T2">View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text:p text:style-name="P3"><text:span text:style-name="T4"># Date</text:span></text:p>
          <text:p text:style-name="P3"><text:span text:style-name="T4"># Page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xml:id="id1" draw:id="id1" draw:layer="layout" svg:width="9.332cm" svg:height="4.289cm" svg:x="26.968cm" svg:y="11.3cm">
          <text:p text:style-name="P1"><text:span text:style-name="T2">Download Docs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5" xml:id="id6" draw:id="id6" draw:layer="layout" svg:width="6.032cm" svg:height="4.283cm" svg:x="0.468cm" svg:y="16.817cm">
          <text:p text:style-name="P1"><text:span text:style-name="T2">Admin Panel</text:span></text:p>
          <text:p text:style-name="P3"><text:span text:style-name="T4">+ administratorID</text:span></text:p>
          <text:p text:style-name="P3"><text:span text:style-name="T4">+ Username: </text:span></text:p>
          <text:p text:style-name="P3"><text:span text:style-name="T4"># lastLogin</text:span></text:p>
          <text:p text:style-name="P3"><text:span text:style-name="T4"># IPaddress</text:span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5" draw:text-style-name="P6" draw:layer="layout" svg:x1="41.8cm" svg:y1="9.056cm" svg:x2="48.845cm" svg:y2="9.057cm">
          <text:p/>
        </draw:line>
        <draw:line draw:name="Straight Connector 81" draw:style-name="gr5" draw:text-style-name="P6" draw:layer="layout" svg:x1="17.365cm" svg:y1="13.736cm" svg:x2="23.3cm" svg:y2="13.737cm">
          <text:p/>
        </draw:line>
        <draw:line draw:name="Straight Connector 105" draw:style-name="gr5" draw:text-style-name="P6" draw:layer="layout" svg:x1="26.935cm" svg:y1="12.386cm" svg:x2="36.239cm" svg:y2="12.387cm">
          <text:p/>
        </draw:line>
        <draw:line draw:name="Straight Connector 119" draw:style-name="gr5" draw:text-style-name="P6" draw:layer="layout" svg:x1="0.467cm" svg:y1="17.624cm" svg:x2="6.5cm" svg:y2="17.625cm">
          <text:p/>
        </draw:line>
        <draw:custom-shape draw:name="Rectangle 192" draw:style-name="gr6" draw:text-style-name="P2" draw:layer="layout" svg:width="49.577cm" svg:height="26.978cm" svg:x="0.193cm" svg:y="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5" xml:id="id7" draw:id="id7" draw:layer="layout" svg:width="8.2cm" svg:height="4.082cm" svg:x="8.3cm" svg:y="20.5cm">
          <text:p text:style-name="P1"><text:span text:style-name="T2">Upload/Edit Documents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Date</text:span></text:p>
          <text:p text:style-name="P3"><text:span text:style-name="T4">+ Page</text:span></text:p>
          <text:p text:style-name="P3"><text:span text:style-name="T4">+ 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8.3cm" svg:y1="21.69cm" svg:x2="16.476cm" svg:y2="21.691cm">
          <text:p/>
        </draw:line>
        <draw:custom-shape draw:name="TextBox 23" draw:style-name="gr8" draw:text-style-name="P2" draw:layer="layout" svg:width="1.753cm" svg:height="1.125cm" svg:x="43.285cm" svg:y="5.979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8" draw:text-style-name="P2" draw:layer="layout" svg:width="1.753cm" svg:height="1.125cm" svg:x="24.847cm" svg:y="5.876cm">
          <text:p text:style-name="P3"><text:span text:style-name="T5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9" draw:text-style-name="P7" draw:layer="layout" svg:width="1.753cm" svg:height="1.125cm" svg:x="19.6cm" svg:y="6.3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0" draw:text-style-name="P7" draw:layer="layout" svg:width="1.753cm" svg:height="1.125cm" svg:x="3.3cm" svg:y="7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1" draw:text-style-name="P8" draw:layer="layout" svg:width="1.753cm" svg:height="1.125cm" svg:x="18.147cm" svg:y="11.3cm">
          <text:p text:style-name="P1"><text:span text:style-name="T5">*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2" draw:text-style-name="P7" draw:layer="layout" svg:width="13.285cm" svg:height="1.125cm" svg:x="28.6cm" svg:y="6cm">
          <text:p text:style-name="P1"><text:span text:style-name="T5">{Searching through the Document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7" draw:layer="layout" svg:width="5.8cm" svg:height="1.125cm" svg:x="10cm" svg:y="6.176cm">
          <text:p text:style-name="P3"><text:span text:style-name="T5">{Authenticat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5" draw:layer="layout" svg:width="7.833cm" svg:height="2.31cm" svg:x="19.166cm" svg:y="2.69cm">
          <text:p text:style-name="P1"><text:span text:style-name="T2">User Interaction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1" draw:style-name="gr5" draw:text-style-name="P6" draw:layer="layout" svg:x1="19.166cm" svg:y1="3.736cm" svg:x2="27cm" svg:y2="3.737cm">
          <text:p/>
        </draw:line>
        <draw:custom-shape draw:name="CustomShape 4" draw:style-name="gr15" draw:text-style-name="P5" xml:id="id4" draw:id="id4" draw:layer="layout" svg:width="7.4cm" svg:height="3.182cm" svg:x="1.8cm" svg:y="8.818cm">
          <text:p text:style-name="P1"><text:span text:style-name="T2">Login</text:span></text:p>
          <text:p text:style-name="P1"><text:span text:style-name="T4"/></text:p>
          <text:p text:style-name="P3"><text:span text:style-name="T4">+ Username</text:span></text:p>
          <text:p text:style-name="P3"><text:span text:style-name="T4">+ Session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1.8cm" svg:y1="10.008cm" svg:x2="9.179cm" svg:y2="10.009cm">
          <text:p/>
        </draw:line>
        <draw:custom-shape draw:name="TextBox 62" draw:style-name="gr16" draw:text-style-name="P8" draw:layer="layout" svg:width="1.753cm" svg:height="1.125cm" svg:x="20.747cm" svg:y="8.5cm">
          <text:p text:style-name="P1"><text:span text:style-name="T5">*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" draw:text-style-name="P9" draw:layer="layout" svg:x1="31.634cm" svg:y1="11.3cm" svg:x2="23.1cm" svg:y2="6.6cm" draw:start-shape="id1" draw:start-glue-point="0" draw:end-shape="id2" draw:end-glue-point="7" svg:d="M31634 11300v-2367h-8534v-2333" svg:viewBox="0 0 8535 4701">
          <text:p/>
        </draw:connector>
        <draw:connector draw:style-name="gr18" draw:text-style-name="P10" draw:layer="layout" svg:x1="20.332cm" svg:y1="12.69cm" svg:x2="23.1cm" svg:y2="6.6cm" draw:start-shape="id3" draw:start-glue-point="0" draw:end-shape="id2" draw:end-glue-point="7" svg:d="M20332 12690v-3062h2768v-3028" svg:viewBox="0 0 2769 6091">
          <text:p/>
        </draw:connector>
        <draw:custom-shape draw:style-name="gr19" draw:text-style-name="P11" xml:id="id2" draw:id="id2" draw:layer="layout" svg:width="1.8cm" svg:height="1.6cm" svg:x="22.2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10" draw:layer="layout" svg:x1="5.5cm" svg:y1="8.818cm" svg:x2="23.1cm" svg:y2="6.6cm" draw:start-shape="id4" draw:start-glue-point="0" draw:end-shape="id2" draw:end-glue-point="7" svg:d="M5500 8818v-1126h17600v-1092" svg:viewBox="0 0 17601 2219">
          <text:p/>
        </draw:connector>
        <draw:connector draw:style-name="gr18" draw:text-style-name="P10" draw:layer="layout" svg:x1="45.306cm" svg:y1="8.02cm" svg:x2="23.1cm" svg:y2="6.6cm" draw:start-shape="id5" draw:start-glue-point="0" draw:end-shape="id2" draw:end-glue-point="7" svg:d="M45306 8020v-727h-22206v-693" svg:viewBox="0 0 22207 1421">
          <text:p/>
        </draw:connector>
        <draw:custom-shape draw:name="TextBox 58" draw:style-name="gr20" draw:text-style-name="P7" draw:layer="layout" svg:width="1.753cm" svg:height="1.125cm" svg:x="23.4cm" svg:y="7.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1" draw:text-style-name="P7" draw:layer="layout" svg:width="1.753cm" svg:height="1.125cm" svg:x="32cm" svg:y="9.9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2" draw:text-style-name="P7" draw:layer="layout" svg:width="8cm" svg:height="1.125cm" svg:x="25.8cm" svg:y="7.776cm">
          <text:p text:style-name="P3"><text:span text:style-name="T5">{Download 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3" draw:text-style-name="P8" draw:layer="layout" svg:width="6.6cm" svg:height="1.125cm" svg:x="14.1cm" svg:y="10.076cm">
          <text:p text:style-name="P1"><text:span text:style-name="T5">{View 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svg:x1="3.484cm" svg:y1="16.817cm" svg:x2="5.5cm" svg:y2="12cm" draw:start-shape="id6" draw:start-glue-point="0" draw:end-shape="id4" draw:end-glue-point="2" svg:d="M3484 16817v-2409h2016v-2408" svg:viewBox="0 0 2017 4818">
          <text:p/>
        </draw:connector>
        <draw:connector draw:style-name="gr18" draw:text-style-name="P10" draw:layer="layout" svg:x1="12.4cm" svg:y1="20.5cm" svg:x2="5.5cm" svg:y2="12cm" draw:start-shape="id7" draw:start-glue-point="0" draw:end-shape="id4" svg:d="M12400 20500v-4250h-6900v-4250" svg:viewBox="0 0 6901 8501">
          <text:p/>
        </draw:connector>
        <draw:custom-shape draw:name="TextBox 59" draw:style-name="gr24" draw:text-style-name="P7" draw:layer="layout" svg:width="1.753cm" svg:height="1.125cm" svg:x="3.3cm" svg:y="12.3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5" draw:text-style-name="P7" draw:layer="layout" svg:width="1.753cm" svg:height="1.125cm" svg:x="1.5cm" svg:y="15.5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6" draw:text-style-name="P7" draw:layer="layout" svg:width="1.753cm" svg:height="1.125cm" svg:x="5.8cm" svg:y="12.3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" draw:text-style-name="P7" draw:layer="layout" svg:width="1.753cm" svg:height="1.125cm" svg:x="10.2cm" svg:y="19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5" xml:id="id8" draw:id="id8" draw:layer="layout" svg:width="7.1cm" svg:height="3.882cm" svg:x="21.7cm" svg:y="20.7cm">
          <text:p text:style-name="P1"><text:span text:style-name="T2">Compose handler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21.7cm" svg:y1="21.89cm" svg:x2="28.779cm" svg:y2="21.891cm">
          <text:p/>
        </draw:line>
        <draw:connector draw:style-name="gr18" draw:text-style-name="P10" draw:layer="layout" svg:x1="25.25cm" svg:y1="20.7cm" svg:x2="20.332cm" svg:y2="18cm" draw:start-shape="id8" draw:start-glue-point="0" draw:end-shape="id3" draw:end-glue-point="2" svg:d="M25250 20700v-1350h-4918v-1350" svg:viewBox="0 0 4919 2701">
          <text:p/>
        </draw:connector>
        <draw:custom-shape draw:name="CustomShape 4" draw:style-name="gr29" draw:text-style-name="P5" xml:id="id12" draw:id="id12" draw:layer="layout" svg:width="7.1cm" svg:height="2.5cm" svg:x="42.2cm" svg:y="26.3cm">
          <text:p text:style-name="P1"><text:span text:style-name="T2">Elasticsearch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42.2cm" svg:y1="27.49cm" svg:x2="49.279cm" svg:y2="27.491cm">
          <text:p/>
        </draw:line>
        <draw:custom-shape draw:name="CustomShape 4" draw:style-name="gr30" draw:text-style-name="P5" xml:id="id11" draw:id="id11" draw:layer="layout" svg:width="7.1cm" svg:height="2.5cm" svg:x="4.3cm" svg:y="26.2cm">
          <text:p text:style-name="P1"><text:span text:style-name="T2">PostgreSQL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4.3cm" svg:y1="27.39cm" svg:x2="11.379cm" svg:y2="27.391cm">
          <text:p/>
        </draw:line>
        <draw:custom-shape draw:name="CustomShape 4" draw:style-name="gr31" draw:text-style-name="P5" xml:id="id10" draw:id="id10" draw:layer="layout" svg:width="7.1cm" svg:height="2.5cm" svg:x="24.9cm" svg:y="26.2cm">
          <text:p text:style-name="P1"><text:span text:style-name="T2">File Storage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xml:id="id9" draw:id="id9" draw:layer="layout" svg:x1="24.9cm" svg:y1="27.39cm" svg:x2="31.979cm" svg:y2="27.391cm">
          <text:p/>
        </draw:line>
        <draw:connector draw:style-name="gr32" draw:text-style-name="P12" draw:layer="layout" draw:type="curve" draw:line-skew="0.814cm" svg:x1="24.9cm" svg:y1="27.39cm" svg:x2="12.4cm" svg:y2="24.582cm" draw:start-shape="id9" draw:start-glue-point="3" draw:end-shape="id7" draw:end-glue-point="2" svg:d="M24900 27390c0-885-12500 519-12500-2808" svg:viewBox="0 0 12501 2809">
          <text:p/>
        </draw:connector>
        <draw:connector draw:style-name="gr32" draw:text-style-name="P12" draw:layer="layout" draw:type="curve" draw:line-skew="3.207cm" svg:x1="28.45cm" svg:y1="26.2cm" svg:x2="31.634cm" svg:y2="15.589cm" draw:start-shape="id10" draw:start-glue-point="0" draw:end-shape="id1" draw:end-glue-point="2" svg:d="M28450 26200c0-3148 3184 2157 3184-10611" svg:viewBox="0 0 3185 10612">
          <text:p/>
        </draw:connector>
        <draw:connector draw:style-name="gr32" draw:text-style-name="P12" draw:layer="layout" draw:type="curve" svg:x1="28.45cm" svg:y1="26.2cm" svg:x2="25.25cm" svg:y2="24.582cm" draw:start-shape="id10" draw:start-glue-point="0" draw:end-shape="id8" svg:d="M28450 26200c0-1213-3200-405-3200-1618" svg:viewBox="0 0 3201 1619">
          <text:p/>
        </draw:connector>
        <draw:connector draw:style-name="gr33" draw:text-style-name="P12" draw:layer="layout" draw:type="curve" svg:x1="7.85cm" svg:y1="26.2cm" svg:x2="25.25cm" svg:y2="24.582cm" draw:start-shape="id11" draw:start-glue-point="0" draw:end-shape="id8" draw:end-glue-point="2" svg:d="M7850 26200c0-1213 17400-405 17400-1618" svg:viewBox="0 0 17401 1619">
          <text:p/>
        </draw:connector>
        <draw:connector draw:style-name="gr33" draw:text-style-name="P12" draw:layer="layout" draw:type="curve" svg:x1="7.85cm" svg:y1="26.2cm" svg:x2="3.484cm" svg:y2="21.1cm" draw:start-shape="id11" draw:start-glue-point="0" draw:end-shape="id6" draw:end-glue-point="2" svg:d="M7850 26200c0-3825-4366-1275-4366-5100" svg:viewBox="0 0 4367 5101">
          <text:p/>
        </draw:connector>
        <draw:connector draw:style-name="gr33" draw:text-style-name="P12" draw:layer="layout" draw:type="curve" svg:x1="7.85cm" svg:y1="26.2cm" svg:x2="10.6cm" svg:y2="24.582cm" draw:start-shape="id11" draw:start-glue-point="0" svg:d="M7850 26200c0-1615 2750-807 2750-1618" svg:viewBox="0 0 2751 1619">
          <text:p/>
        </draw:connector>
        <draw:connector draw:style-name="gr34" draw:text-style-name="P12" draw:layer="layout" draw:type="curve" svg:x1="45.75cm" svg:y1="26.3cm" svg:x2="45.306cm" svg:y2="13cm" draw:start-shape="id12" draw:start-glue-point="0" draw:end-shape="id5" draw:end-glue-point="2" svg:d="M45750 26300c0-9975-444-3325-444-13300" svg:viewBox="0 0 445 13301">
          <text:p/>
        </draw:connector>
        <draw:line draw:style-name="gr35" draw:text-style-name="P10" draw:layer="layout" svg:x1="39.8cm" svg:y1="27.49cm" svg:x2="42.2cm" svg:y2="27.49cm">
          <text:p/>
        </draw:line>
        <draw:custom-shape draw:name="CustomShape 4" draw:style-name="gr36" draw:text-style-name="P5" xml:id="id13" draw:id="id13" draw:layer="layout" svg:width="4.9cm" svg:height="2.768cm" svg:x="34.9cm" svg:y="25.8cm">
          <text:p text:style-name="P1"><text:span text:style-name="T2">XML To JSON</text:span></text:p>
          <text:p text:style-name="P1"><text:span text:style-name="T4"/></text:p>
          <text:p text:style-name="P3"><text:span text:style-name="T4">+ document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34.9cm" svg:y1="26.858cm" svg:x2="39.786cm" svg:y2="26.859cm">
          <text:p/>
        </draw:line>
        <draw:line draw:style-name="gr37" draw:text-style-name="P10" draw:layer="layout" svg:x1="32cm" svg:y1="27.391cm" svg:x2="34.9cm" svg:y2="27.391cm">
          <text:p/>
        </draw:line>
        <draw:connector draw:style-name="gr38" draw:text-style-name="P12" draw:layer="layout" svg:x1="12.4cm" svg:y1="20.5cm" svg:x2="37.35cm" svg:y2="25.8cm" draw:start-shape="id7" draw:start-glue-point="0" draw:end-shape="id13" draw:end-glue-point="0" svg:d="M12400 20500v-536h24950v5836" svg:viewBox="0 0 24951 5837">
          <text:p/>
        </draw:connector>
        <draw:custom-shape draw:name="TextBox 58" draw:style-name="gr39" draw:text-style-name="P7" draw:layer="layout" svg:width="1.753cm" svg:height="1.125cm" svg:x="25.5cm" svg:y="18.4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0" draw:text-style-name="P7" draw:layer="layout" svg:width="1.753cm" svg:height="1.125cm" svg:x="18.4cm" svg:y="18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1" draw:text-style-name="P7" draw:layer="layout" svg:width="1.753cm" svg:height="1.125cm" svg:x="13.3cm" svg:y="18.7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2" draw:text-style-name="P7" draw:layer="layout" svg:width="1.753cm" svg:height="1.125cm" svg:x="37.647cm" svg:y="24.27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5" xml:id="id14" draw:id="id14" draw:layer="layout" svg:width="4.9cm" svg:height="2.2cm" svg:x="38.5cm" svg:y="15.9cm">
          <text:p text:style-name="P1"><text:span text:style-name="T2">Clarin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38.5cm" svg:y1="16.958cm" svg:x2="43.386cm" svg:y2="16.959cm">
          <text:p/>
        </draw:line>
        <draw:custom-shape draw:name="TextBox 58" draw:style-name="gr44" draw:text-style-name="P7" draw:layer="layout" svg:width="1.753cm" svg:height="1.125cm" svg:x="32.647cm" svg:y="25.97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5" draw:text-style-name="P7" draw:layer="layout" svg:width="1.753cm" svg:height="1.125cm" svg:x="40.147cm" svg:y="25.97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12" draw:layer="layout" draw:type="curve" draw:line-skew="-0.689cm" svg:x1="28.481cm" svg:y1="26.201cm" svg:x2="38.5cm" svg:y2="17cm" draw:end-shape="id14" svg:d="M28481 26201c6079 0 1070-9201 10019-9201" svg:viewBox="0 0 10020 9202">
          <text:p/>
        </draw:connector>
        <presentation:notes draw:style-name="dp2">
          <draw:page-thumbnail draw:name="Slide Image Placeholder 1" draw:style-name="gr46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28</meta:editing-cycles>
    <meta:creation-date>2016-10-16T09:13:18</meta:creation-date>
    <dc:date>2016-10-23T21:41:10.240317868</dc:date>
    <dc:language>en-GB</dc:language>
    <meta:editing-duration>PT2H2M47S</meta:editing-duration>
    <meta:generator>LibreOffice/5.2.2.2.0$Linux_X86_64 LibreOffice_project/20m0$Build-2</meta:generator>
    <meta:document-statistic meta:object-count="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